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3:.C6])" office:value-type="float" office:value="2400" calcext:value-type="float">
            <text:p>24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11:.C38])" office:value-type="float" office:value="522.99" calcext:value-type="float">
            <text:p>522.9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42:.C58])" office:value-type="float" office:value="842.78" calcext:value-type="float">
            <text:p>842.7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62:.C69])" office:value-type="float" office:value="177.56" calcext:value-type="float">
            <text:p>177.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7" table:formula="of:=SUM([.C72:.C76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table:style-name="ce4"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81:.C92])" office:value-type="float" office:value="148.1" calcext:value-type="float">
            <text:p>148.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4])" office:value-type="float" office:value="4391.43" calcext:value-type="float">
            <text:p>4391.43</text:p>
          </table:table-cell>
          <table:table-cell table:formula="of:=SUM([.D1:.D94])" office:value-type="float" office:value="4391.43" calcext:value-type="float">
            <text:p>4391.4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9:.C112])" office:value-type="float" office:value="-4343.13" calcext:value-type="float">
            <text:p>-4343.1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95];[.D113])" office:value-type="float" office:value="48.3000000000002" calcext:value-type="float">
            <text:p>48.30000000000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00-00-00</text:date>, <text:time style:data-style-name="N2" text:time-value="21:02:11.325584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21:14:43.687112219</dc:date>
    <meta:editing-duration>P1DT11H18M20S</meta:editing-duration>
    <meta:editing-cycles>239</meta:editing-cycles>
    <meta:generator>LibreOffice/6.0.7.3$Linux_X86_64 LibreOffice_project/00m0$Build-3</meta:generator>
    <meta:document-statistic meta:table-count="5" meta:cell-count="826" meta:object-count="0"/>
  </office:meta>
</office:document-meta>
</file>